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82344"/>
    </style:style>
    <style:style style:name="P2" style:family="paragraph" style:parent-style-name="Standard">
      <style:paragraph-properties fo:text-align="start" style:justify-single-word="false"/>
      <style:text-properties officeooo:paragraph-rsid="00088531"/>
    </style:style>
    <style:style style:name="P3" style:family="paragraph" style:parent-style-name="Standard">
      <style:paragraph-properties fo:text-align="start" style:justify-single-word="false"/>
      <style:text-properties officeooo:paragraph-rsid="000a24db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0.9791in"/>
        </style:tab-stops>
      </style:paragraph-properties>
      <style:text-properties officeooo:paragraph-rsid="00088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2 Report</text:p>
      <text:p text:style-name="P1">Split</text:p>
      <text:p text:style-name="P1">Champagne Papi's</text:p>
      <text:p text:style-name="P1">11/12/2014</text:p>
      <text:p text:style-name="P2">Actions to stop doing: <text:s/></text:p>
      <text:p text:style-name="P3">- We should stop having Scrum meetings go over 15 minutes because they are less effective. </text:p>
      <text:p text:style-name="P2"/>
      <text:p text:style-name="P3">Actions to start doing: </text:p>
      <text:p text:style-name="P3">-Go to lab to have meetings so that we have a visual scrum board. <text:s/></text:p>
      <text:p text:style-name="P2"/>
      <text:p text:style-name="P3">Actions to keep doing: </text:p>
      <text:p text:style-name="P3">-Having productive Scrum meetings so that all team members are up to date.</text:p>
      <text:p text:style-name="P3">-Having all Scrum material on Github so that it is easily accessible all the time. <text:s/></text:p>
      <text:p text:style-name="P2"/>
      <text:p text:style-name="P2">Work completed: </text:p>
      <text:p text:style-name="P2">-As a user I want a dashboard so I can see all of my payments</text:p>
      <text:p text:style-name="P2">-As a user I want a dashboard so I can make all of my payments</text:p>
      <text:p text:style-name="P2">-As a user I want to be able to add friends to the bill so they can pay me</text:p>
      <text:p text:style-name="P2">-As a user I want to be able to change payment status</text:p>
      <text:p text:style-name="P2">-As a user I want to be able to read a user manual of Split</text:p>
      <text:p text:style-name="P2"/>
      <text:p text:style-name="P2">Work not completed: </text:p>
      <text:p text:style-name="P3">-As a user I want an aesthetically pleasing UI so it’s easy to use and navigate</text:p>
      <text:p text:style-name="P4">-As a user I want to be able to edit the bill so I can fix my mistakes</text:p>
      <text:p text:style-name="P4">-As a user I want to be able to make payments so I don’t owe money</text:p>
      <text:p text:style-name="P2"/>
      <text:p text:style-name="P2">Work completion rate:</text:p>
      <text:p text:style-name="P2"/>
      <text:p text:style-name="P2">For this sprint:</text:p>
      <text:p text:style-name="P2"/>
      <text:p text:style-name="P2">Total story points: 7 points</text:p>
      <text:p text:style-name="P2">Ideal work hours: 15 hours</text:p>
      <text:p text:style-name="P2">Total number of days in sprint: 14 days</text:p>
      <text:p text:style-name="P2"/>
      <text:p text:style-name="P2">7/14 = 0.5 story points / day</text:p>
      <text:p text:style-name="P2">15/14 = <text:s/>1.07 ideal work hours / day</text:p>
      <text:p text:style-name="P2"/>
      <text:p text:style-name="P2">For whole release:</text:p>
      <text:p text:style-name="P2"/>
      <text:p text:style-name="P2">Total story points: 19</text:p>
      <text:p text:style-name="P2">Total work hours: 37</text:p>
      <text:p text:style-name="P2">Total days: 21</text:p>
      <text:p text:style-name="P2">Average user stories per day: 19/21 = <text:s/>.9 story points / day</text:p>
      <text:p text:style-name="P2">Average ideal hours per day: 37/21 = 1.76 ideal hours/d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Huang</meta:initial-creator>
    <meta:creation-date>2014-11-12T13:51:15</meta:creation-date>
    <dc:date>2014-11-12T14:13:51</dc:date>
    <dc:creator>Kevin Huang</dc:creator>
    <meta:editing-duration>PT21M48S</meta:editing-duration>
    <meta:editing-cycles>3</meta:editing-cycles>
    <meta:generator>LibreOffice/4.0.4.2$Linux_X86_64 LibreOffice_project/400m0$Build-2</meta:generator>
    <meta:document-statistic meta:table-count="0" meta:image-count="0" meta:object-count="0" meta:page-count="1" meta:paragraph-count="34" meta:word-count="283" meta:character-count="1379" meta:non-whitespace-character-count="1117"/>
  </office:meta>
</office:document-meta>
</file>